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tandard_20_hindi_20_text">
      <style:text-properties style:font-name="Tiro Devanagari Hindi" officeooo:paragraph-rsid="029e6ab7"/>
    </style:style>
    <style:style style:name="P32" style:family="paragraph" style:parent-style-name="Standard_20_hindi_20_text">
      <style:text-properties style:font-name="Tiro Devanagari Hindi" officeooo:paragraph-rsid="02beb07a"/>
    </style:style>
    <style:style style:name="P33" style:family="paragraph" style:parent-style-name="Standard_20_hindi_20_text">
      <style:text-properties style:font-name="Tiro Devanagari Hindi" officeooo:paragraph-rsid="02c24018"/>
    </style:style>
    <style:style style:name="P34" style:family="paragraph" style:parent-style-name="Standard_20_hindi_20_text">
      <style:text-properties style:font-name="Tiro Devanagari Hindi"/>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6"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7"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8"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2"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3"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4"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8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8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8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8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8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8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88"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8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9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92" style:family="paragraph" style:parent-style-name="Shkola_20_body">
      <style:text-properties style:font-name-complex="Tiro Devanagari Hindi"/>
    </style:style>
    <style:style style:name="P93" style:family="paragraph" style:parent-style-name="Standard_20_hindi_20_text">
      <style:text-properties style:font-name-complex="Tiro Devanagari Hindi"/>
    </style:style>
    <style:style style:name="P94" style:family="paragraph" style:parent-style-name="Standard_20_hindi_20_text">
      <style:text-properties officeooo:paragraph-rsid="01f6eb61" style:font-name-complex="Tiro Devanagari Hindi"/>
    </style:style>
    <style:style style:name="P95" style:family="paragraph" style:parent-style-name="Standard_20_hindi_20_text">
      <style:text-properties officeooo:rsid="01feb048" officeooo:paragraph-rsid="01feb048" style:font-name-complex="Tiro Devanagari Hindi"/>
    </style:style>
    <style:style style:name="P96" style:family="paragraph" style:parent-style-name="Standard_20_hindi_20_text">
      <style:text-properties officeooo:rsid="01feb048" officeooo:paragraph-rsid="021d77ea" style:font-name-complex="Tiro Devanagari Hindi"/>
    </style:style>
    <style:style style:name="P97" style:family="paragraph" style:parent-style-name="Standard_20_hindi_20_text">
      <style:text-properties officeooo:rsid="01feb048" officeooo:paragraph-rsid="0225b92a" style:font-name-complex="Tiro Devanagari Hindi"/>
    </style:style>
    <style:style style:name="P98"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99" style:family="paragraph" style:parent-style-name="Shloka_20_footnote">
      <style:text-properties officeooo:rsid="0162110c" officeooo:paragraph-rsid="0162110c"/>
    </style:style>
    <style:style style:name="P100" style:family="paragraph" style:parent-style-name="Standard_20_hindi_20_text">
      <style:text-properties officeooo:paragraph-rsid="01b7c706"/>
    </style:style>
    <style:style style:name="P101" style:family="paragraph" style:parent-style-name="Standard_20_hindi_20_text">
      <style:paragraph-properties style:writing-mode="lr-tb"/>
    </style:style>
    <style:style style:name="P102" style:family="paragraph" style:parent-style-name="Standard_20_hindi_20_text">
      <style:paragraph-properties style:writing-mode="lr-tb"/>
      <style:text-properties officeooo:paragraph-rsid="01dfe0d8"/>
    </style:style>
    <style:style style:name="P103" style:family="paragraph" style:parent-style-name="Subsection_20_within_20_shloka">
      <style:text-properties officeooo:paragraph-rsid="0214b32e"/>
    </style:style>
    <style:style style:name="P104" style:family="paragraph" style:parent-style-name="Shloka_20_footnote">
      <style:text-properties style:font-name="Tiro Devanagari Hindi" officeooo:rsid="02e2cf8e" officeooo:paragraph-rsid="02e2cf8e"/>
    </style:style>
    <style:style style:name="P10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10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10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109" style:family="paragraph" style:parent-style-name="Standard_20_hindi_20_text">
      <style:text-properties style:font-name="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0"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07"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08"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09"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10"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11"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12"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13"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14"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15"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16"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17"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18"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29"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30"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31"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32"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49"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50"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51"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56"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57"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58"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0"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e444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29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4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4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4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4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4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5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5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5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64"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65"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66"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6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374"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375"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11"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12"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413"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414"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415"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416"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417"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41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41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42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422" style:family="text">
      <style:text-properties officeooo:rsid="001f4d7a"/>
    </style:style>
    <style:style style:name="T423" style:family="text">
      <style:text-properties officeooo:rsid="0022cec5"/>
    </style:style>
    <style:style style:name="T424" style:family="text">
      <style:text-properties fo:font-style="italic" style:font-style-asian="italic" style:font-style-complex="italic"/>
    </style:style>
    <style:style style:name="T425" style:family="text">
      <style:text-properties fo:font-style="italic" officeooo:rsid="0022cec5" style:font-style-asian="italic" style:font-style-complex="italic"/>
    </style:style>
    <style:style style:name="T426" style:family="text">
      <style:text-properties fo:font-style="italic" officeooo:rsid="0045fd26" style:font-style-asian="italic" style:font-style-complex="italic"/>
    </style:style>
    <style:style style:name="T427" style:family="text">
      <style:text-properties fo:font-style="italic" officeooo:rsid="004e08d0" style:font-style-asian="italic" style:font-style-complex="italic"/>
    </style:style>
    <style:style style:name="T428" style:family="text">
      <style:text-properties fo:font-style="italic" officeooo:rsid="00592e1f" style:font-style-asian="italic" style:font-style-complex="italic"/>
    </style:style>
    <style:style style:name="T429" style:family="text">
      <style:text-properties fo:font-style="italic" officeooo:rsid="005bbab0" style:font-style-asian="italic" style:font-style-complex="italic"/>
    </style:style>
    <style:style style:name="T430" style:family="text">
      <style:text-properties fo:font-style="italic" officeooo:rsid="0060ec84" style:font-style-asian="italic" style:font-style-complex="italic"/>
    </style:style>
    <style:style style:name="T431" style:family="text">
      <style:text-properties fo:font-style="italic" officeooo:rsid="00650b37" style:font-style-asian="italic" style:font-style-complex="italic"/>
    </style:style>
    <style:style style:name="T432" style:family="text">
      <style:text-properties fo:font-style="italic" officeooo:rsid="0066f7a1" style:font-style-asian="italic" style:font-style-complex="italic"/>
    </style:style>
    <style:style style:name="T433" style:family="text">
      <style:text-properties fo:font-style="italic" officeooo:rsid="006810ed" style:font-style-asian="italic" style:font-style-complex="italic"/>
    </style:style>
    <style:style style:name="T434" style:family="text">
      <style:text-properties fo:font-style="italic" officeooo:rsid="006a6a51" style:font-style-asian="italic" style:font-style-complex="italic"/>
    </style:style>
    <style:style style:name="T435" style:family="text">
      <style:text-properties fo:font-style="italic" officeooo:rsid="006d5051" style:font-style-asian="italic" style:font-style-complex="italic"/>
    </style:style>
    <style:style style:name="T436" style:family="text">
      <style:text-properties fo:font-style="italic" officeooo:rsid="006e895e" style:font-style-asian="italic" style:font-style-complex="italic"/>
    </style:style>
    <style:style style:name="T437" style:family="text">
      <style:text-properties fo:font-style="italic" officeooo:rsid="006ebf39" style:font-style-asian="italic" style:font-style-complex="italic"/>
    </style:style>
    <style:style style:name="T438" style:family="text">
      <style:text-properties fo:font-style="italic" officeooo:rsid="0062dcb8" style:font-style-asian="italic" style:font-style-complex="italic"/>
    </style:style>
    <style:style style:name="T439" style:family="text">
      <style:text-properties fo:font-style="italic" officeooo:rsid="01933919" style:font-style-asian="italic" style:font-style-complex="italic"/>
    </style:style>
    <style:style style:name="T440" style:family="text">
      <style:text-properties fo:font-style="italic" officeooo:rsid="0194eb73" style:font-style-asian="italic" style:font-style-complex="italic"/>
    </style:style>
    <style:style style:name="T441" style:family="text">
      <style:text-properties fo:font-style="italic" officeooo:rsid="019062eb" style:font-style-asian="italic" style:font-style-complex="italic"/>
    </style:style>
    <style:style style:name="T442" style:family="text">
      <style:text-properties fo:font-style="italic" officeooo:rsid="02314a86" style:font-style-asian="italic" style:font-style-complex="italic"/>
    </style:style>
    <style:style style:name="T443" style:family="text">
      <style:text-properties fo:font-style="italic" officeooo:rsid="02392674" style:font-style-asian="italic" style:font-style-complex="italic"/>
    </style:style>
    <style:style style:name="T444" style:family="text">
      <style:text-properties fo:font-style="italic" officeooo:rsid="02476284" style:font-style-asian="italic" style:font-style-complex="italic"/>
    </style:style>
    <style:style style:name="T445" style:family="text">
      <style:text-properties fo:font-style="italic" officeooo:rsid="02477a8b" style:font-style-asian="italic" style:font-style-complex="italic"/>
    </style:style>
    <style:style style:name="T446" style:family="text">
      <style:text-properties fo:font-style="italic" fo:font-weight="bold" style:font-style-asian="italic" style:font-weight-asian="bold" style:font-style-complex="italic" style:font-weight-complex="bold"/>
    </style:style>
    <style:style style:name="T447" style:family="text">
      <style:text-properties fo:font-style="italic" fo:font-weight="bold" officeooo:rsid="004e08d0" style:font-style-asian="italic" style:font-weight-asian="bold" style:font-style-complex="italic" style:font-weight-complex="bold"/>
    </style:style>
    <style:style style:name="T448" style:family="text">
      <style:text-properties fo:font-style="italic" fo:font-weight="bold" officeooo:rsid="00592e1f" style:font-style-asian="italic" style:font-weight-asian="bold" style:font-style-complex="italic" style:font-weight-complex="bold"/>
    </style:style>
    <style:style style:name="T449" style:family="text">
      <style:text-properties fo:font-style="italic" fo:font-weight="bold" officeooo:rsid="005bbab0" style:font-style-asian="italic" style:font-weight-asian="bold" style:font-style-complex="italic" style:font-weight-complex="bold"/>
    </style:style>
    <style:style style:name="T450" style:family="text">
      <style:text-properties fo:font-style="italic" fo:font-weight="bold" officeooo:rsid="0060ec84" style:font-style-asian="italic" style:font-weight-asian="bold" style:font-style-complex="italic" style:font-weight-complex="bold"/>
    </style:style>
    <style:style style:name="T451" style:family="text">
      <style:text-properties fo:font-style="italic" fo:font-weight="bold" officeooo:rsid="00650b37" style:font-style-asian="italic" style:font-weight-asian="bold" style:font-style-complex="italic" style:font-weight-complex="bold"/>
    </style:style>
    <style:style style:name="T452" style:family="text">
      <style:text-properties fo:font-style="italic" fo:font-weight="bold" officeooo:rsid="017d88f0" style:font-style-asian="italic" style:font-weight-asian="bold" style:font-style-complex="italic" style:font-weight-complex="bold"/>
    </style:style>
    <style:style style:name="T453" style:family="text">
      <style:text-properties fo:font-style="italic" fo:font-weight="bold" officeooo:rsid="022e65b5" style:font-style-asian="italic" style:font-weight-asian="bold" style:font-style-complex="italic" style:font-weight-complex="bold"/>
    </style:style>
    <style:style style:name="T454" style:family="text">
      <style:text-properties fo:font-style="italic" fo:font-weight="bold" officeooo:rsid="02421e68" style:font-style-asian="italic" style:font-weight-asian="bold" style:font-style-complex="italic" style:font-weight-complex="bold"/>
    </style:style>
    <style:style style:name="T455" style:family="text">
      <style:text-properties fo:font-style="italic" fo:font-weight="normal" officeooo:rsid="006ebf39" style:font-style-asian="italic" style:font-weight-asian="normal" style:font-style-complex="italic" style:font-weight-complex="normal"/>
    </style:style>
    <style:style style:name="T456" style:family="text">
      <style:text-properties officeooo:rsid="002d2609"/>
    </style:style>
    <style:style style:name="T457" style:family="text">
      <style:text-properties officeooo:rsid="002e46b0"/>
    </style:style>
    <style:style style:name="T458" style:family="text">
      <style:text-properties officeooo:rsid="0033535b"/>
    </style:style>
    <style:style style:name="T459" style:family="text">
      <style:text-properties officeooo:rsid="003599bb"/>
    </style:style>
    <style:style style:name="T460" style:family="text">
      <style:text-properties officeooo:rsid="00365434"/>
    </style:style>
    <style:style style:name="T461" style:family="text">
      <style:text-properties officeooo:rsid="003ce64e"/>
    </style:style>
    <style:style style:name="T462" style:family="text">
      <style:text-properties officeooo:rsid="003e82a9"/>
    </style:style>
    <style:style style:name="T463" style:family="text">
      <style:text-properties officeooo:rsid="003f4477"/>
    </style:style>
    <style:style style:name="T464" style:family="text">
      <style:text-properties officeooo:rsid="003fd261"/>
    </style:style>
    <style:style style:name="T465" style:family="text">
      <style:text-properties officeooo:rsid="00420091"/>
    </style:style>
    <style:style style:name="T466" style:family="text">
      <style:text-properties officeooo:rsid="0043973d"/>
    </style:style>
    <style:style style:name="T467" style:family="text">
      <style:text-properties officeooo:rsid="00452be3"/>
    </style:style>
    <style:style style:name="T468" style:family="text">
      <style:text-properties officeooo:rsid="00454916"/>
    </style:style>
    <style:style style:name="T469" style:family="text">
      <style:text-properties officeooo:rsid="0045fd26"/>
    </style:style>
    <style:style style:name="T470" style:family="text">
      <style:text-properties officeooo:rsid="0047c73b"/>
    </style:style>
    <style:style style:name="T471" style:family="text">
      <style:text-properties officeooo:rsid="004975ae"/>
    </style:style>
    <style:style style:name="T472" style:family="text">
      <style:text-properties officeooo:rsid="004b402b"/>
    </style:style>
    <style:style style:name="T473" style:family="text">
      <style:text-properties officeooo:rsid="004c2aa4"/>
    </style:style>
    <style:style style:name="T474" style:family="text">
      <style:text-properties officeooo:rsid="004e08d0"/>
    </style:style>
    <style:style style:name="T475" style:family="text">
      <style:text-properties officeooo:rsid="0051dc40"/>
    </style:style>
    <style:style style:name="T476" style:family="text">
      <style:text-properties officeooo:rsid="0054ba2b"/>
    </style:style>
    <style:style style:name="T477" style:family="text">
      <style:text-properties officeooo:rsid="0055a464"/>
    </style:style>
    <style:style style:name="T478" style:family="text">
      <style:text-properties officeooo:rsid="00579630"/>
    </style:style>
    <style:style style:name="T479" style:family="text">
      <style:text-properties officeooo:rsid="0058f1ac"/>
    </style:style>
    <style:style style:name="T480" style:family="text">
      <style:text-properties officeooo:rsid="00592e1f"/>
    </style:style>
    <style:style style:name="T481" style:family="text">
      <style:text-properties officeooo:rsid="00595eb6"/>
    </style:style>
    <style:style style:name="T482" style:family="text">
      <style:text-properties officeooo:rsid="005ad43e"/>
    </style:style>
    <style:style style:name="T483" style:family="text">
      <style:text-properties officeooo:rsid="005bbab0"/>
    </style:style>
    <style:style style:name="T484" style:family="text">
      <style:text-properties officeooo:rsid="005d1344"/>
    </style:style>
    <style:style style:name="T485" style:family="text">
      <style:text-properties officeooo:rsid="005ee23a"/>
    </style:style>
    <style:style style:name="T486" style:family="text">
      <style:text-properties style:font-name="Lohit Devanagari" officeooo:rsid="0109c2b6" style:font-name-complex="Lohit Devanagari"/>
    </style:style>
    <style:style style:name="T487" style:family="text">
      <style:text-properties style:font-name="Lohit Devanagari" fo:font-weight="bold" officeooo:rsid="00602505" style:font-weight-asian="bold" style:font-name-complex="Lohit Devanagari" style:font-weight-complex="bold"/>
    </style:style>
    <style:style style:name="T488" style:family="text">
      <style:text-properties style:font-name="Lohit Devanagari" fo:font-weight="bold" style:font-weight-asian="bold" style:font-name-complex="Tiro Devanagari Hindi" style:font-weight-complex="bold"/>
    </style:style>
    <style:style style:name="T489" style:family="text">
      <style:text-properties style:font-name="Lohit Devanagari" fo:font-weight="bold" officeooo:rsid="0100fd25" style:font-weight-asian="bold" style:font-name-complex="Tiro Devanagari Hindi" style:font-weight-complex="bold"/>
    </style:style>
    <style:style style:name="T490" style:family="text">
      <style:text-properties style:font-name="Lohit Devanagari" fo:font-weight="bold" officeooo:rsid="01034fe5" style:font-weight-asian="bold" style:font-name-complex="Tiro Devanagari Hindi" style:font-weight-complex="bold"/>
    </style:style>
    <style:style style:name="T491" style:family="text">
      <style:text-properties style:font-name="Lohit Devanagari" fo:font-size="8pt" style:font-size-asian="8pt" style:font-name-complex="Lohit Devanagari" style:font-size-complex="8pt"/>
    </style:style>
    <style:style style:name="T492" style:family="text">
      <style:text-properties style:font-name="Lohit Devanagari" fo:font-size="8pt" fo:font-weight="bold" style:font-size-asian="8pt" style:font-weight-asian="bold" style:font-name-complex="Tiro Devanagari Hindi" style:font-size-complex="8pt" style:font-weight-complex="bold"/>
    </style:style>
    <style:style style:name="T493" style:family="text">
      <style:text-properties officeooo:rsid="0060ec84"/>
    </style:style>
    <style:style style:name="T494" style:family="text">
      <style:text-properties officeooo:rsid="0062dcb8"/>
    </style:style>
    <style:style style:name="T495" style:family="text">
      <style:text-properties officeooo:rsid="00650b37"/>
    </style:style>
    <style:style style:name="T496" style:family="text">
      <style:text-properties officeooo:rsid="0066f7a1"/>
    </style:style>
    <style:style style:name="T497" style:family="text">
      <style:text-properties officeooo:rsid="006810ed"/>
    </style:style>
    <style:style style:name="T498" style:family="text">
      <style:text-properties officeooo:rsid="006a6a51"/>
    </style:style>
    <style:style style:name="T499" style:family="text">
      <style:text-properties officeooo:rsid="006c020d"/>
    </style:style>
    <style:style style:name="T500" style:family="text">
      <style:text-properties officeooo:rsid="006d5051"/>
    </style:style>
    <style:style style:name="T501" style:family="text">
      <style:text-properties fo:font-style="normal" officeooo:rsid="006d5051" style:font-style-asian="normal" style:font-style-complex="normal"/>
    </style:style>
    <style:style style:name="T502" style:family="text">
      <style:text-properties fo:font-style="normal" officeooo:rsid="02421e68" style:font-style-asian="normal" style:font-style-complex="normal"/>
    </style:style>
    <style:style style:name="T503" style:family="text">
      <style:text-properties fo:font-style="normal" officeooo:rsid="02476284" style:font-style-asian="normal" style:font-style-complex="normal"/>
    </style:style>
    <style:style style:name="T504" style:family="text">
      <style:text-properties fo:font-style="normal" officeooo:rsid="02477a8b" style:font-style-asian="normal" style:font-style-complex="normal"/>
    </style:style>
    <style:style style:name="T505" style:family="text">
      <style:text-properties officeooo:rsid="006e895e"/>
    </style:style>
    <style:style style:name="T506" style:family="text">
      <style:text-properties officeooo:rsid="006ebf39"/>
    </style:style>
    <style:style style:name="T507" style:family="text">
      <style:text-properties officeooo:rsid="00709c80"/>
    </style:style>
    <style:style style:name="T508" style:family="text">
      <style:text-properties officeooo:rsid="0071e456"/>
    </style:style>
    <style:style style:name="T50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1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11"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12"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513"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514"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515"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516" style:family="text">
      <style:text-properties officeooo:rsid="010bd225"/>
    </style:style>
    <style:style style:name="T517" style:family="text">
      <style:text-properties officeooo:rsid="010c19e3"/>
    </style:style>
    <style:style style:name="T518" style:family="text">
      <style:text-properties style:font-name-complex="Tiro Devanagari Sanskrit"/>
    </style:style>
    <style:style style:name="T519" style:family="text">
      <style:text-properties style:font-name="Tiro Devanagari Hindi" officeooo:rsid="00600891" style:font-name-complex="Tiro Devanagari Hindi"/>
    </style:style>
    <style:style style:name="T520" style:family="text">
      <style:text-properties style:font-name="Tiro Devanagari Hindi" fo:font-weight="bold" style:font-weight-asian="bold" style:font-name-complex="Tiro Devanagari Hindi" style:font-weight-complex="bold"/>
    </style:style>
    <style:style style:name="T521" style:family="text">
      <style:text-properties style:font-name="Tiro Devanagari Hindi" fo:font-weight="bold" officeooo:rsid="00600891" style:font-weight-asian="bold" style:font-name-complex="Tiro Devanagari Hindi" style:font-weight-complex="bold"/>
    </style:style>
    <style:style style:name="T522" style:family="text">
      <style:text-properties style:font-name="Tiro Devanagari Hindi" fo:font-style="normal" officeooo:rsid="02476284" style:font-style-asian="normal" style:font-style-complex="normal"/>
    </style:style>
    <style:style style:name="T523" style:family="text">
      <style:text-properties officeooo:rsid="016e0f2c"/>
    </style:style>
    <style:style style:name="T524" style:family="text">
      <style:text-properties officeooo:rsid="016f02f2"/>
    </style:style>
    <style:style style:name="T525" style:family="text">
      <style:text-properties officeooo:rsid="017a5566"/>
    </style:style>
    <style:style style:name="T526" style:family="text">
      <style:text-properties officeooo:rsid="018706c4"/>
    </style:style>
    <style:style style:name="T527" style:family="text">
      <style:text-properties officeooo:rsid="018b7e6a"/>
    </style:style>
    <style:style style:name="T528" style:family="text">
      <style:text-properties officeooo:rsid="018dc43d"/>
    </style:style>
    <style:style style:name="T529" style:family="text">
      <style:text-properties officeooo:rsid="018f7315"/>
    </style:style>
    <style:style style:name="T530" style:family="text">
      <style:text-properties officeooo:rsid="019062eb"/>
    </style:style>
    <style:style style:name="T531" style:family="text">
      <style:text-properties officeooo:rsid="0192274b"/>
    </style:style>
    <style:style style:name="T532" style:family="text">
      <style:text-properties officeooo:rsid="01933919"/>
    </style:style>
    <style:style style:name="T533" style:family="text">
      <style:text-properties officeooo:rsid="0195857a"/>
    </style:style>
    <style:style style:name="T534" style:family="text">
      <style:text-properties officeooo:rsid="01974104"/>
    </style:style>
    <style:style style:name="T535" style:family="text">
      <style:text-properties officeooo:rsid="019e986a"/>
    </style:style>
    <style:style style:name="T536" style:family="text">
      <style:text-properties officeooo:rsid="01b4571e"/>
    </style:style>
    <style:style style:name="T537" style:family="text">
      <style:text-properties officeooo:rsid="022e65b5"/>
    </style:style>
    <style:style style:name="T538" style:family="text">
      <style:text-properties officeooo:rsid="022ef9da"/>
    </style:style>
    <style:style style:name="T539" style:family="text">
      <style:text-properties officeooo:rsid="022f9ec5"/>
    </style:style>
    <style:style style:name="T540" style:family="text">
      <style:text-properties officeooo:rsid="023077e7"/>
    </style:style>
    <style:style style:name="T541" style:family="text">
      <style:text-properties officeooo:rsid="023121c8"/>
    </style:style>
    <style:style style:name="T542" style:family="text">
      <style:text-properties officeooo:rsid="02314a86"/>
    </style:style>
    <style:style style:name="T543" style:family="text">
      <style:text-properties officeooo:rsid="023497d3"/>
    </style:style>
    <style:style style:name="T544" style:family="text">
      <style:text-properties officeooo:rsid="02360837"/>
    </style:style>
    <style:style style:name="T545" style:family="text">
      <style:text-properties officeooo:rsid="02374715"/>
    </style:style>
    <style:style style:name="T546" style:family="text">
      <style:text-properties officeooo:rsid="0237a899"/>
    </style:style>
    <style:style style:name="T547" style:family="text">
      <style:text-properties officeooo:rsid="0237e923"/>
    </style:style>
    <style:style style:name="T548" style:family="text">
      <style:text-properties officeooo:rsid="02392674"/>
    </style:style>
    <style:style style:name="T549" style:family="text">
      <style:text-properties officeooo:rsid="023c8e40"/>
    </style:style>
    <style:style style:name="T550" style:family="text">
      <style:text-properties officeooo:rsid="023da0b0"/>
    </style:style>
    <style:style style:name="T551" style:family="text">
      <style:text-properties officeooo:rsid="023eda08"/>
    </style:style>
    <style:style style:name="T552" style:family="text">
      <style:text-properties officeooo:rsid="02421e68"/>
    </style:style>
    <style:style style:name="T553" style:family="text">
      <style:text-properties fo:font-size="8pt" fo:font-weight="bold" style:font-size-asian="8pt" style:font-weight-asian="bold" style:font-name-complex="Tiro Devanagari Hindi" style:font-size-complex="8pt" style:font-weight-complex="bold"/>
    </style:style>
    <style:style style:name="T554" style:family="text">
      <style:text-properties fo:font-size="8pt" fo:font-weight="normal" style:font-size-asian="8pt" style:font-weight-asian="normal" style:font-name-complex="Tiro Devanagari Hindi"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422"> </text:span></text:p>
      <text:p text:style-name="P11"><text:span text:style-name="T422">गीता के प्रथम छः अध्याय मुख्यतः कर्म पर आधारित हैं; </text:span><text:span text:style-name="T31">अगले छः</text:span><text:span text:style-name="T422"> अध्याय मुख्यतः उपासना पर आधारित हैं; तथा अन्तिम </text:span><text:span text:style-name="T31">छः</text:span><text:span text:style-name="T32"> </text:span><text:span text:style-name="T422">अध्याय सर्वोच्च ज्ञान पर आधारित है।</text:span><text:span text:style-name="T423"> इन छह अध्यायों में वैदिक शास्त्रों की लगभग संपूर्ण शिक्षा समाहित है। इसलिए </text:span><text:span text:style-name="T33">भगवान</text:span><text:span text:style-name="T423"> शंकराचार्य ने इन्हें </text:span><text:span text:style-name="T425">समस्त-वेदार्थ-सार-संग्रह-भूतम्</text:span><text:span text:style-name="T423"> कहा है।</text:span></text:p>
      <text:p text:style-name="P11"/>
      <text:p text:style-name="P12">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6">एतद्यो वेत्ति तं प्राहुः क्षेत्रज्ञ इति तद्विदः॥</text:p>
      <text:p text:style-name="P35"/>
      <text:p text:style-name="P13">भगवान श्री रमण महर्षि ने श्री रम<text:span text:style-name="T30">णा</text:span>श्रम में दैनिक पाठ के लिए भगवद्गीता से चालीस श्लोक<text:span text:style-name="T456"> चुने </text:span><text:span text:style-name="T34">थे। उनमें यह</text:span> प्रथम श्लोक<text:span text:style-name="T456"> </text:span>था।<text:span text:style-name="T457"> </text:span><text:span text:style-name="T35">कदाचित उन्होनें यह श्लोक इसलिए चुना होगा क्योंकि यह बिलकुल शुरुआत से शुरू होती है, शरीर—अन्नमय शरीर। शरीर को ही भगवान यहाँ </text:span><text:span text:style-name="T207">क्षेत्रम्</text:span><text:span text:style-name="T35"> कहकर संबोधित कर रहे हैं—</text:span><text:span text:style-name="T222">इदं शरीरं कौन्तेय क्षेत्रं इत्यभिधीयते </text:span><text:span text:style-name="T35">।</text:span></text:p>
      <text:h text:style-name="Subsection_20_within_20_shloka" text:outline-level="4">भगवान<text:span text:style-name="T458"> </text:span>बुद्ध और किसान</text:h>
      <text:p text:style-name="P45">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45"/>
      <text:p text:style-name="P45">किसान ने घास-फूस साफ करने, मिट्टी जोतने और बीज बोने का कठिन काम समाप्त कर<text:span text:style-name="T459"> लिया</text:span> था। कुछ दिनों बाद धान की फसल कटाई के लिए तैयार थी। तभी अचानक तीन दिन तक लगातार भारी बारिश हुई और पूरी फसल बर्बाद हो गई।<text:span text:style-name="T460"> किसान गहरे विषाद में चला गया, और विलाप करने लगा कि वह अपने मित्र को दिया वचन कैसे पूरा करेगा। अचानक उसने बुद्ध को अपने दरवाज़े पर खड़े पाया।</text:span></text:p>
      <text:p text:style-name="P45"/>
      <text:p text:style-name="P46">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461">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462"> के जल से</text:span><text:span text:style-name="T461"> उन्हें सींचता हूँ। पूर्ण वैराग्य ही वह बाड़ है जिसके द्वारा मैं अपनी फसल की रक्षा करता हूँ। शांति के दाने मेरे हृदय में हमेशा सुरक्षित रहते हैं।"</text:span><text:span text:style-name="T463"> इस तरह महात्मा ने उस किसान को दुःख से परे</text:span><text:span text:style-name="T465"> जाने का रास्ता दिखाया</text:span><text:span text:style-name="T463">।</text:span><text:span text:style-name="T464"> वास्तव में</text:span><text:span text:style-name="T467">,</text:span><text:span text:style-name="T464"> इसी कारण वे प्रतिदिन उस किसान से मिलने गये, और जब अवसर आया</text:span><text:span text:style-name="T466">, तो</text:span><text:span text:style-name="T468"> उन्होनें</text:span><text:span text:style-name="T466"> किसान को दुःख से मुक्त होने की विद्या प्रदान की</text:span><text:span text:style-name="T464">।</text:span></text:p>
      <text:p text:style-name="P46"/>
      <text:p text:style-name="P46">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6"/>
      <text:p text:style-name="P47">यहाँ<text:span text:style-name="T469">, </text:span><text:span text:style-name="T426">इदं</text:span><text:span text:style-name="T469"> सर्वनाम शब्द से</text:span><text:span text:style-name="T475"> </text:span><text:span text:style-name="T469">शरीर को संबोधित किया गया है—अर्थात 'यह'।</text:span><text:span text:style-name="T470"> सटीक शब्दों</text:span><text:span text:style-name="T471"> मे कहें, तो शरीर एक चीज</text:span><text:span text:style-name="T472"> या वस्तु</text:span><text:span text:style-name="T471"> है; स्वयं नहीं।</text:span><text:span text:style-name="T473"> इस तत्व को इंगित करने के लिए भगवान कहते हैं, 'हे कौन्तेय, यह शरीर एक क्षेत्र है।'</text:span><text:span text:style-name="T474"> </text:span><text:span text:style-name="T447">क्षेत्रं</text:span><text:span text:style-name="T427"> </text:span><text:span text:style-name="T474">का अर्थ है खेत।</text:span><text:span text:style-name="T476"> शरीर भी गेहूँ या धान के खेत के समान, एक खेत ही है।</text:span><text:span text:style-name="T477"> यह वो खेत है जहाँ हमारे पूर्व कर्मों के बीज बोए हुए हैं और जहाँ इन कर्मों का फल </text:span><text:soft-page-break/><text:span text:style-name="T477">प्राप्त होता है।</text:span><text:span text:style-name="T478"> इसमें अनेक अनावश्यक कामनाओं के जंगली</text:span><text:span text:style-name="T535">-घास</text:span><text:span text:style-name="T478"> भी बिन बुलाये उग आते हैं।</text:span><text:span text:style-name="T479"> अच्छे अनाज के उगने और फलने-फूलने के लिए इन्हें हटाना आवश्यक है।</text:span></text:p>
      <text:p text:style-name="P47"/>
      <text:p text:style-name="P47">गीता<text:span text:style-name="T480"> </text:span><text:span text:style-name="T428">'धर्म-क्षेत्रे'</text:span><text:span text:style-name="T480"> पद से आरंभ होता है। कुरुक्षेत्र को भी धर्म-क्षेत्र कहते हैं। </text:span><text:span text:style-name="T448">क्षेत्र</text:span><text:span text:style-name="T428"> </text:span><text:span text:style-name="T480">का अर्थ मंदिर भी है</text:span><text:span text:style-name="T482">;</text:span><text:span text:style-name="T481"> एक पवित्र स्थल जहाँ भगवान की पूजा होती है। इस अर्थ से भी</text:span><text:span text:style-name="T483"> देखा जाए तो शरीर एक </text:span><text:span text:style-name="T449">क्षेत्र</text:span><text:span text:style-name="T429"> </text:span><text:span text:style-name="T483">है। श्रीमद्भागवत में कहा गया है कि भगवान ने सभी प्राणियों की रचना की</text:span><text:span text:style-name="T484">, परंतु</text:span><text:span text:style-name="T483"> वे अपनी रचना से संतुष्ट नही</text:span><text:span text:style-name="T484">ं हुए,</text:span><text:span text:style-name="T483"> क्योंकि उन</text:span><text:span text:style-name="T485"> प्राणियों की</text:span><text:span text:style-name="T483"> बुद्धि माया से परे जाकर ब्रह्म को साक्ष</text:span><text:span text:style-name="T485">ात्कार करने</text:span><text:span text:style-name="T483"> में सक्षम नहीं थी। फिर मनुष्य की रचना करने के पश्चात</text:span><text:span text:style-name="T499">,</text:span><text:span text:style-name="T429">देव </text:span><text:span text:style-name="T483">प्रसन्न हुए क्योंकि मनुष्य में ब्रह्म को समझने की बुद्धि थी</text:span><text:span text:style-name="T483"><text:note text:id="ftn1" text:note-class="footnote"><text:note-citation>१</text:note-citation><text:note-body><text:p text:style-name="P1"><text:span text:style-name="T487"><text:s/></text:span><text:span text:style-name="T520">ब्रह्मावलोकधिषणं</text:span><text:span text:style-name="T521"> मुदमाप देवः।</text:span><text:span text:style-name="T519"><text:tab/>श्री.भा.११.९.२८</text:span></text:p></text:note-body></text:note></text:span><text:span text:style-name="T483">।</text:span><text:span text:style-name="T493"> यही मनुष्य शरीर का वास्तविक प्रयोजन है, और इसी कारण यह </text:span><text:span text:style-name="T430">क्षेत्रं </text:span><text:span text:style-name="T493">अनमोल है।</text:span></text:p>
      <text:p text:style-name="P47"/>
      <text:p text:style-name="P47"><text:span text:style-name="T446">एतद्यो वेत्ति तं</text:span><text:span text:style-name="T450"> प्राहुः</text:span><text:span text:style-name="T493">।</text:span><text:span text:style-name="T494"> वह जो इस </text:span><text:span text:style-name="T438">शरीर</text:span><text:span text:style-name="T494"> के भीतर रहकर इसे प्रकाशित करता है।</text:span><text:span text:style-name="T495"> जो सिर से पैर तक उसमें व्याप्त है; तथा जो अपने को 'मैं-मैं' के रूप में जानता है—</text:span><text:span text:style-name="T431">वह</text:span><text:span text:style-name="T495"> </text:span><text:span text:style-name="T451">क्षेत्रज्ञ</text:span><text:span text:style-name="T431"> </text:span><text:span text:style-name="T495">कहलाता है।</text:span><text:span text:style-name="T496"> </text:span><text:span text:style-name="T432">क्षेत्रज्ञ </text:span><text:span text:style-name="T496">वह प्रकाशमय चेतना है जो शरीर को भीतर से सजीव बनाती है।</text:span><text:span text:style-name="T497"> संस्कृत में मूल शब्दांश </text:span><text:span text:style-name="T433">'ज्ञ' </text:span><text:span text:style-name="T497">का अर्थ है चेतना, प्रकाशक, जानने वाला, और इस प्रकार, जो </text:span><text:span text:style-name="T433">क्षेत्र </text:span><text:span text:style-name="T497">को प्रकाशित करता है, उसे </text:span><text:span text:style-name="T433">क्षेत्रज्ञ </text:span><text:span text:style-name="T497">कहते हैं।</text:span></text:p>
      <text:p text:style-name="P47"/>
      <text:p text:style-name="P48">शरीर एक मंदिर <text:span text:style-name="T498">है—</text:span><text:span text:style-name="T434">क्षेत्र</text:span><text:span text:style-name="T498">—और जो उस मंदिर के भीतर प्रकाशित होता है, वह देव </text:span><text:span text:style-name="T434">क्षेत्रज्ञ </text:span><text:span text:style-name="T498">है।</text:span><text:span text:style-name="T50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7"/>
      <text:p text:style-name="P49">शरीर <text:span text:style-name="T424">क्षेत्र </text:span>है<text:span text:style-name="T500">, और </text:span><text:span text:style-name="T435">क्षेत्रज्ञ</text:span><text:span text:style-name="T501"> है इसके </text:span><text:span text:style-name="T500">भीतर की चेतना।</text:span><text:span text:style-name="T505"> इन्हें </text:span><text:span text:style-name="T436">प्रकृति </text:span><text:span text:style-name="T505">और </text:span><text:span text:style-name="T436">पुरुष </text:span><text:span text:style-name="T505">भी कहते हैं। सातवें अध्याय में </text:span><text:span text:style-name="T436">अपरा-प्रकृति </text:span><text:span text:style-name="T505">और </text:span><text:span text:style-name="T436">परा-प्रकृति </text:span><text:span text:style-name="T505">की चर्चा की गई थी।</text:span><text:span text:style-name="T506"> </text:span><text:span text:style-name="T437">क्षेत्र </text:span><text:span text:style-name="T506">ही </text:span><text:span text:style-name="T437">अपरा-प्रकृति </text:span><text:span text:style-name="T506">है, और </text:span><text:span text:style-name="T437">क्षेत्रज्ञ </text:span><text:span text:style-name="T506">ही </text:span><text:span text:style-name="T455">परा-प्रकृति</text:span><text:span text:style-name="T437"> </text:span><text:span text:style-name="T506">।</text:span></text:p>
      <text:p text:style-name="P49"/>
      <text:p text:style-name="P49">यह बताने के बाद कि शरीर और आत्मा पृथक हैं तथा शरीर के भीतर जो 'मैं-मैं' के रूप में अनुभव किया जाता है, उसे <text:span text:style-name="T424">क्षेत्रज्ञ</text:span>—प्रकाश देने वाला सिद्धांत—कहा जाता है, अब एक ऐसा<text:span text:style-name="T507"> </text:span>श्लोक आता है जो महावाक्य-उपदेश के समान है।</text:p>
      <text:h text:style-name="P4" text:outline-level="3">१३.<text:span text:style-name="T508">२</text:span></text:h>
      <text:p text:style-name="P5"><text:span text:style-name="T5">क्षेत्रज्ञ</text:span><text:span text:style-name="T6">ं चापि मां विद्धि सर्वक्षेत्रेषु भारत</text:span><text:span text:style-name="T5">।</text:span></text:p>
      <text:p text:style-name="P37">क्षेत्रक्षेत्रज्ञयोर्ज्ञानं<text:span text:style-name="T508"> यत्तज्ज्ञानं मतं मम</text:span>॥</text:p>
      <text:p text:style-name="P37"/>
      <text:p text:style-name="P7"><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41"/>
      <text:p text:style-name="P14"><text:span text:style-name="T30">यहाँ</text:span><text:span text:style-name="T36"> अर्जुन को भगवान </text:span><text:span text:style-name="T208">भारत </text:span><text:span text:style-name="T36">कहकर संबोधित करते हैं, जिसका अर्थ है 'वह जो प्रकाश में आनंद लेता है'। </text:span><text:span text:style-name="T208">भाः </text:span><text:span text:style-name="T36">का अर्थ है प्रकाश, और </text:span><text:span text:style-name="T208">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08">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50"/>
      <text:p text:style-name="P15"><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221">ज्ञानं</text:span><text:span text:style-name="T224"> </text:span><text:span text:style-name="T267">है</text:span><text:span text:style-name="T30">।</text:span><text:span text:style-name="T38"> कुछ ज्यादा सीखने की आवश्यकता नहीं, ज्यादा रटने की आवश्यकता नहीं, बड़ी-बड़ी पुस्तकें पढने की आवश्यकता नहीं। </text:span><text:span text:style-name="T223">यत्तद् ज्ञानं मतं मम</text:span><text:span text:style-name="T38">—इस </text:span><text:span text:style-name="T209">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59"/>
      <text:p text:style-name="P16"><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225">सर्व क्षेत्रेषु</text:span><text:span text:style-name="T234">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60"/>
      <text:p text:style-name="P16"><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210">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211">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51"/>
      <text:p text:style-name="P17"><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2"/>
      <text:p text:style-name="P17"><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212">ईश्वर </text:span><text:span text:style-name="T65">है।"</text:span><text:span text:style-name="T66"> यह गीता का महावाक्य है। भगवान शंकराचार्य ने इस श्लोक पर विस्तृत भाष्य लिखा है।</text:span></text:p>
      <text:p text:style-name="P53"/>
      <text:p text:style-name="P18"><text:span text:style-name="T226">क्षेत्रज्ञं</text:span><text:span text:style-name="T227">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213">क्षेत्रज्ञ </text:span><text:span text:style-name="T73">को, अपने भीतर की चेतना को </text:span><text:span text:style-name="T213">ईश्वर </text:span><text:span text:style-name="T73">के रूप में पहचान जाते हैं—समझ जाते हैं कि यही ब्रह्म है—तो आपके लिए और कोई </text:span><text:span text:style-name="T213">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54"/>
      <text:p text:style-name="P18"><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55"/>
      <text:p text:style-name="P19"><text:span text:style-name="T229">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17">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17">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17">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89">आगे,</text:span><text:span text:style-name="T30"> उसे यह बात भी समझ आती है कि 'वह जो मेरे </text:span><text:span text:style-name="T206">क्षेत्र</text:span><text:span text:style-name="T30"> को जीवंत करता है—मेरा अस्तित्व—वही अस्तित्व सारे ब्रह्माण्ड का आधार है।</text:span><text:span text:style-name="T90"> वह सारे प्राणियों का अस्तित्व है।' </text:span><text:span text:style-name="T230">क्षेत्रज्ञं चापि माम् विद्धि</text:span><text:span text:style-name="T90">—यह वाक्यांश, महावाक्य </text:span><text:span text:style-name="T218">'अहं ब्रह्मास्मि</text:span><text:span text:style-name="T90">' का अर्थ दर्शाता है</text:span><text:span text:style-name="T91">, तथा, </text:span><text:span text:style-name="T231">सर्व क्षेत्रेषु भारत </text:span><text:span text:style-name="T238"><text:s/></text:span><text:span text:style-name="T91">दर्शाता है </text:span><text:span text:style-name="T219">'अयम् आत्मा ब्रह्म</text:span><text:span text:style-name="T220">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7"/>
      <text:p text:style-name="P21"><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232">क्षेत्रज्ञं</text:span><text:span text:style-name="T233"> चापि माम् विद्धि</text:span><text:span text:style-name="T99">'’ कहकर यही बता रहे हैं।</text:span></text:p>
      <text:p text:style-name="P56"/>
      <text:h text:style-name="Subsection_20_within_20_shloka" text:outline-level="4"><text:span text:style-name="T509">निवृत्तिनाथ और</text:span><text:span text:style-name="T510"> उनके भाई बहनों का ज्ञानोदय</text:span></text:h>
      <text:p text:style-name="P12"><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214">स्वयंप्रकाश-चित—</text:span><text:span text:style-name="T79">वही ब्रह्म है।</text:span></text:p>
      <text:p text:style-name="P61"/>
      <text:p text:style-name="P58">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8"/>
      <text:p text:style-name="P12"><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2"/>
      <text:p text:style-name="P12"><text:span text:style-name="T82">पहले ऐसा लगता है कि यहाँ दो हैं—</text:span><text:span text:style-name="T215">क्षेत्र </text:span><text:span text:style-name="T82">और </text:span><text:span text:style-name="T215">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228">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216">संसार</text:span><text:span text:style-name="T83"> से पूरी तरह मुक्त कर देता है। श्री शंकराचार्य ने अपने </text:span><text:span text:style-name="T216">भाष्य</text:span><text:span text:style-name="T83"> में इसे सुंदरता से व्यक्त किया है</text:span><text:span text:style-name="T83"><text:note text:id="ftn2" text:note-class="footnote"><text:note-citation>२</text:note-citation><text:note-body><text:p text:style-name="P1"><text:span text:style-name="T486"><text:s/></text:span><text:span text:style-name="T488">न च मिथ्याज्ञानं</text:span><text:span text:style-name="T489"> परमार्थवस्तु दूषयितुं समर्थम्। न हि ऊषरदेशं स्नेहेन</text:span><text:span text:style-name="T490">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290"> परमार्थवस्तु</text:span><text:span text:style-name="T216">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216">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63"/>
      <text:h text:style-name="P3" text:outline-level="3"><text:soft-page-break/>१३.३</text:h>
      <text:p text:style-name="P6"><text:span text:style-name="T4">तत्क्षेत्रं</text:span><text:span text:style-name="T7"> यच्च यादृक्च यद्विकारि यतश्च यत्।</text:span></text:p>
      <text:p text:style-name="P38">स च यो यत्प्रभावश्च तत्समासेन मे <text:span text:style-name="T518">शृ</text:span>णु॥</text:p>
      <text:p text:style-name="P38"/>
      <text:p text:style-name="P8"><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42"/>
      <text:p text:style-name="P22"><text:span text:style-name="T103">भगवान कहते हैं, </text:span><text:span text:style-name="T516">"</text:span><text:span text:style-name="T103">मुझसे संक्षेप मे क्षेत्र के बारे में सुनो।</text:span><text:span text:style-name="T516">"</text:span><text:span text:style-name="T517">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235">विकारी</text:span><text:span text:style-name="T236">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35">यत</text:span><text:span text:style-name="T239">ः</text:span><text:span text:style-name="T104">—संसार</text:span><text:span text:style-name="T107"> कहाँ से उत्पन्न हुआ है, कहाँ रहता है, और कहाँ फिर समा जाता है; </text:span><text:span text:style-name="T237">यत्</text:span><text:span text:style-name="T268">—जिससे सब कुछ बना</text:span><text:span text:style-name="T269"> हुआ है। एक बार</text:span><text:span text:style-name="T270"> यह जान जाने पर समझ आ जाता है कि सब कुछ एक ही दिव्य तत्व से निर्मित है।</text:span><text:span text:style-name="T271"> सारे शास्त्रों का प्रयोजन यही है। ब्रह्मसूत्रों में दूसरा सूत्र, </text:span><text:span text:style-name="T248">जन्माद्यस्य यतः</text:span><text:span text:style-name="T271">, इसी के बारे में है—सारा</text:span><text:span text:style-name="T272"> ब्रह्मांड, हमारा शरीर, मन, अहंकार—सब कुछ ब्रह्म से ही उत्पन्न हुआ है, ब्रह्म में ठहरता है, और ब्रह्म में ही लीन हो जाता है।</text:span><text:span text:style-name="T273"> यह जान लेने पर हम यह निष्कर्ष निकाल सकते हैं कि अभी भी, सभी ब्रह्म के अतिरिक्त और कुछ भी नहीं है।</text:span></text:p>
      <text:p text:style-name="P23"><text:span text:style-name="T273">उपनिषद् एक कदम औ</text:span><text:span text:style-name="T274">र आगे जाकर पूछते हैं, "ब्रह्म क्या है? </text:span><text:span text:style-name="T249">आनन्दो ब्रह्म</text:span><text:span text:style-name="T274">—ब्रह्म केवल आनंद ही</text:span><text:span text:style-name="T275"> है, परम</text:span><text:span text:style-name="T276"> आ</text:span><text:span text:style-name="T275">नंद।</text:span><text:span text:style-name="T277">" अन्य शिक्षाएं</text:span><text:span text:style-name="T278">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79"> ब्रह्माण्ड की कोई सीमा नहीं।</text:span><text:span text:style-name="T280"> जब हम हमारे शरीर की एक कोशिका के बारे में भी पूर्ण ज्ञान नहीं पा सकते, तब ब्रह्मांड के बारे में बात करने का क्या प्रयोजन? पूर्ण ज्ञान केवल आत्मा</text:span><text:span text:style-name="T283"> के </text:span><text:span text:style-name="T280">ज्ञान</text:span><text:span text:style-name="T283"> में</text:span><text:span text:style-name="T280"> है—वह आधार जिससे सभी नाम और रूप उत्पन्न होते हैं और जिसमें</text:span><text:span text:style-name="T281"> फिर विलीन</text:span><text:span text:style-name="T280"> होते हैं।</text:span><text:span text:style-name="T281"> जब आत्मा</text:span><text:span text:style-name="T284"> का</text:span><text:span text:style-name="T281"> ज्ञान प्राप्त होता है, तो प्रज्ञा स्थिर आधार पर स्थित हो जाती है—</text:span><text:span text:style-name="T250">स्थितप्रज्ञ</text:span><text:span text:style-name="T281">।</text:span><text:span text:style-name="T282"> ज्ञान का प्रयोजन केवल यही है। ज्ञान का प्रयोजन </text:span><text:span text:style-name="T251">क्षेत्र</text:span><text:span text:style-name="T282"> में नहीं, </text:span><text:span text:style-name="T251">क्षेत्रज्ञ</text:span><text:span text:style-name="T282"> में है।</text:span></text:p>
      <text:p text:style-name="P70"/>
      <text:h text:style-name="P24" text:outline-level="3">१३<text:span text:style-name="T28">.४</text:span></text:h>
      <text:p text:style-name="P6"><text:span text:style-name="T4">ऋषिभिर्बहुधा</text:span><text:span text:style-name="T8"> गीतं छन्दोभिर्विविधैः पृथक्।</text:span></text:p>
      <text:p text:style-name="P39">ब्रह्मसूत्रपदैश्चैव हेतुमद्भिर्विनिश्चितैः ॥</text:p>
      <text:p text:style-name="P39"/>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43"/>
      <text:p text:style-name="P71">अंतर्यामी के अनुभव के बारे में ऋषियों ने कई गीत गाए हैं—<text:span text:style-name="T44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44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446">ब्रह्मसूत्र-पदैश्चैव</text:span>।</text:p>
      <text:p text:style-name="P81"/>
      <text:p text:style-name="P73"><text:span text:style-name="T446">ब्रह्मसूत्र</text:span> शब्द का सामान्य अर्थ भगवान वेद-व्यास के <text:span text:style-name="T42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99"><text:span text:style-name="T492">आत्मेत्येवोपासीत इत्येवमादिभिः ब्रह्मसूत्रपदैः।</text:span><text:span text:style-name="T491"><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424">ब्रह्मसूत्रपदैः</text:span> हैं।"</text:p>
      <text:p text:style-name="P73"/>
      <text:p text:style-name="P72"><text:soft-page-break/>सच्चिदानंदेन्द्र सरस्व्ती स्वामी कहते हैं, "इसका मतलब वो शब्द हैं जो ब्रह्म को इंगित करते हैं।" यदि हम <text:span text:style-name="T446">ब्रह्मसूत्रपदैः</text:span> का अर्थ व्यास-सूत्र लगाएँ, तो भी ठीक है। कई सूत्रों में भगवान व्यास ने क्षेत्रज्ञ के वास्तविक स्वरूप तथा <text:span text:style-name="T424">क्षेत्र</text:span> से उसकी सनातन पृथकता को इंगित किया है।</text:p>
      <text:p text:style-name="P72"/>
      <text:h text:style-name="P3" text:outline-level="3">१३.५-६</text:h>
      <text:p text:style-name="P92">महाभूतान्यहङ्कारो बुद्धिरवयक्तमेव च।</text:p>
      <text:p text:style-name="P92">इन्द्रियाणि दशैकं च पञ्च चेन्द्रियगोचराः॥</text:p>
      <text:p text:style-name="P92">इच्छा द्वेषः सुखं दुःखं सङ्घातश्चेतना धृतिः।</text:p>
      <text:p text:style-name="P92">एतत्क्षेत्रं समासेन सविकारमुदाहृतम्॥</text:p>
      <text:p text:style-name="P72"/>
      <text:p text:style-name="P27">पञ्चमहाभूत, अहंकार<text:span text:style-name="T524">-</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523"> </text:span><text:span text:style-name="T21">समूह</text:span>), चेतना, धैर्य—इस प्रकार संक्षेप में <text:span text:style-name="T424">क्षेत्र</text:span> और उसके अलग अलग रूपों का वर्णन किया गया है।</text:p>
      <text:p text:style-name="P27"/>
      <text:p text:style-name="P72">इन दो श्लोकों का विषय है <text:span text:style-name="T446">क्षेत्रं</text:span>। यह <text:span text:style-name="T42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72"/>
      <text:p text:style-name="P72">तो फिर, आइए देखें कि यह शरीर किन चीजों से बना है। पहला है <text:span text:style-name="T446">अव्यक्त</text:span>। जीव में यह निद्रा के रूप में प्रकट होता है। वहाँ से महत् तत्त्व—ब्रह्मांडीय चेतना (ब्रह्मांडीय ‘मैं<text:span text:style-name="T525">-</text:span>हूँ’) उत्पन्न होता है। मानवीय जागरूकता में, यह <text:span text:style-name="T446">अहंकार</text:span> के रूप में है—यह अव्यक्त से प्रकट होने वाला पहला तत्व है। फिर आती है <text:span text:style-name="T446">बुद्धि</text:span>। तत्पश्चात आते हैं पञ्चमहाभूत—<text:span text:style-name="T446">महा</text:span><text:span text:style-name="T45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72"/>
      <text:p text:style-name="P74">भगवान ने पहले की कहा है कि शरीर-मन <text:span text:style-name="T446">क्षेत्र</text:span> है; एक कृषि क्षेत्र की तरह जिसमें फसल के साथ-साथ अवांछित पौधे भी उगते हैं। <text:span text:style-name="T446">इच्छा</text:span> और <text:span text:style-name="T446">द्वेष</text:span>, <text:span text:style-name="T446">सुख</text:span> और <text:span text:style-name="T44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446">संघात</text:span> कहते हैं, तथा अनुभव करने वाला व्यक्तिगत-जागरूकता, <text:span text:style-name="T446">चेतना</text:span> है। इन सबके साथ <text:span text:style-name="T446">धृति</text:span>—दृढ संकल्प भी है। इस धृति के द्वारा—<text:span text:style-name="T42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424">क्षेत्रं</text:span> संसार का ही<text:span text:style-name="T526"> </text:span>दूसरा नाम है, और <text:span text:style-name="T424">क्षेत्रज्ञ</text:span> मुक्ति है।</text:p>
      <text:p text:style-name="P74"/>
      <text:p text:style-name="P75">शरीर <text:span text:style-name="T446">क्षेत्रं</text:span> है।<text:span text:style-name="T527"> परंतु, यह शरीर आखिर में है क्या?</text:span><text:span text:style-name="T528"> गहन ध्यान करने वाले यह समझ लेंगे कि शरीर केवल यह मनोदैहिक जीव तक ही सीमित नहीं है।</text:span><text:span text:style-name="T529"> जो हमें बांध कर रखते हैं, जो हमारे वास्तविक</text:span><text:span text:style-name="T533"> अन</text:span><text:span text:style-name="T534">ंत</text:span><text:span text:style-name="T529"> स्वरूप को ढक कर रखते हैं, जो आनंद में बाधा बनते हैं</text:span><text:span text:style-name="T536">, </text:span><text:span text:style-name="T529">शरीर वो सब कुछ है।</text:span><text:span text:style-name="T530"> सरल शब्दों में कहा जाए, तो यह </text:span><text:span text:style-name="T441">संसार</text:span><text:span text:style-name="T531"> ही शरीर का दूसरा नाम है</text:span><text:span text:style-name="T532">; जिसे हम मृत्यु कहते हैं, वह शरीर का ही दूसरा नाम है—</text:span><text:span text:style-name="T439">क्षेत्र</text:span><text:span text:style-name="T440">ं</text:span><text:span text:style-name="T532">।</text:span></text:p>
      <text:p text:style-name="P74"/>
      <text:p text:style-name="P100"><text:span text:style-name="T291">क्षेत्र</text:span><text:span text:style-name="T292">ं में वह सब कुछ शामिल है जो हमें सीमित करते हैं। यह गहन चिंतन के लिए एक महान विषय है। इन दो श्लोकों में से पहला</text:span><text:span text:style-name="T293"> श्लोक</text:span><text:span text:style-name="T292"> (</text:span><text:span text:style-name="T345">महाभूतान्यहङ्कारो</text:span><text:span text:style-name="T292">...) भौतिक सीमाओं</text:span><text:span text:style-name="T293"> का</text:span><text:span text:style-name="T294"> वर्णन करता हैं, जिसमें वो चौबीस तत्व शामिल हैं जिनकी चर्चा हमने की है।</text:span><text:span text:style-name="T295"> शरीर पांच तत्वों, अहंकार, बुद्धि और अव्यक्त से बना हुआ है। इस अव्यक्त से सारे कर्म एक-एक करके, सही समय पर बाहर आते हैं। इस</text:span><text:span text:style-name="T296"> क्षेत्र में सारे </text:span><text:span text:style-name="T352">कर्म</text:span><text:span text:style-name="T296"> और </text:span><text:span text:style-name="T352">कर्मफल</text:span><text:span text:style-name="T296"> ठीक उसी प्रकार उगते हैं जैसे खेत में फसल और जंगली</text:span><text:span text:style-name="T297">-घास</text:span><text:span text:style-name="T296">।</text:span><text:span text:style-name="T298"> इन दोनो के</text:span><text:span text:style-name="T299"> उगने के कारण जीवन कभी सुखी होता</text:span><text:span text:style-name="T310"> है</text:span><text:span text:style-name="T299">, और कभी दुःखी।</text:span><text:span text:style-name="T300"> सुख </text:span><text:span text:style-name="T311">और दुःख</text:span><text:span text:style-name="T300"> अप्रत्याशित होते हैं—कभी हम</text:span><text:span text:style-name="T301"> कहते हैं कि ये ‘</text:span><text:span text:style-name="T303">आत्म-प्रयास’</text:span><text:span text:style-name="T301"> के कारण हैं, और कभी कहते हैं कि ये ‘भाग्य’ के कारण है</text:span><text:span text:style-name="T302">ं।</text:span><text:span text:style-name="T304"> जीवन इन्ही से बना हुआ है।</text:span><text:span text:style-name="T305"> इन चौबीस भौतिक तत्वों के बंधन कोई नहीं खोल सकता। व्यक्ति इनके बिना</text:span><text:span text:style-name="T306"> नहीं रह सकता।</text:span><text:span text:style-name="T307"> जब तक ज्ञानोदय नहीं हो जाता, तब तक हम इन तत्वों के कारागार में बंद हैं, जिनकी व्याख्या सांख्य-शास्त्र में की गई है।</text:span></text:p>
      <text:p text:style-name="P76"/>
      <text:p text:style-name="P101"><text:soft-page-break/><text:span text:style-name="T307">अगला</text:span><text:span text:style-name="T308"> श्लोक (</text:span><text:span text:style-name="T346">इच्छा द्वेषः सुखं दुःखं...</text:span><text:span text:style-name="T308">)</text:span><text:span text:style-name="T309"> परस्पर संवादात्मक संसार का</text:span><text:span text:style-name="T312"> वर्णन करते हैं</text:span><text:span text:style-name="T313">। संसार के साथ हमारी परस्पर क्रियाओं</text:span><text:span text:style-name="T314"> </text:span><text:span text:style-name="T313">के परिणामस्वरूप हम इच्छा, द्वेष, सुख और दुःख का अनुभव करते हैं।</text:span><text:span text:style-name="T315"> स्वप्न</text:span><text:span text:style-name="T321">-</text:span><text:span text:style-name="T315">दुनिया, स्वप्न</text:span><text:span text:style-name="T321">-</text:span><text:span text:style-name="T315">व्यक्ति और स्वप्न</text:span><text:span text:style-name="T321">-</text:span><text:span text:style-name="T315">अनुभव—सब कुछ एक ही है—वे सब स्वप्न के ही अंग है—तथापि</text:span><text:span text:style-name="T316">, स्वप्न देखने वाला व्यक्ति स्वप्न देखता है, स्वाप्निक-सुगंध सूंघता है</text:span><text:span text:style-name="T317"> इत्यादि।</text:span><text:span text:style-name="T318"> स्वप्न की</text:span><text:span text:style-name="T319"> अवस्था </text:span><text:span text:style-name="T318">में, स्वप्न देखने वाला, और स्वप्न के दृश्य अलग अलग प्रतीत होते हैं, दृष्टा</text:span><text:span text:style-name="T319"> और दृश्य के रूप में।</text:span><text:span text:style-name="T320"> जाग्रत में भी वैसा ही होता</text:span><text:span text:style-name="T322"> </text:span><text:span text:style-name="T320">है।</text:span></text:p>
      <text:p text:style-name="P77"/>
      <text:p text:style-name="P101"><text:span text:style-name="T347">सङ्घात</text:span><text:span text:style-name="T348">ः</text:span><text:span text:style-name="T320">—अर्थात इन</text:span><text:span text:style-name="T323"> चौबीस तत्वों के संग्रह</text:span><text:span text:style-name="T324"> रूपी भौतिक सीमाओं, तथा</text:span><text:span text:style-name="T325">, </text:span><text:span text:style-name="T343">आसक्ति</text:span><text:span text:style-name="T325">, द्वेष, आदि परस्पर-क्रियात्मक सीमाओं</text:span><text:span text:style-name="T323"> के कारण</text:span><text:span text:style-name="T325"> हम इस शरीर को ‘मैं’ समझने की भूल कर बैठते हैं।</text:span><text:span text:style-name="T326"> इस </text:span><text:span text:style-name="T349">भावना</text:span><text:span text:style-name="T326"> को चेतना </text:span><text:span text:style-name="T323">कहते है</text:span><text:span text:style-name="T326">ं</text:span><text:span text:style-name="T327">, और इससे </text:span><text:span text:style-name="T350">धृति</text:span><text:span text:style-name="T327"> उत्पन्न होती है—बाहर जाने की इच्छा, आनंद लेने की इच्छा, कार्य आरंभ करने की इच्छा</text:span><text:span text:style-name="T326">।</text:span><text:span text:style-name="T328"> इसी से </text:span><text:span text:style-name="T353">संसार</text:span><text:span text:style-name="T328"> उत्पन्न होता है।</text:span></text:p>
      <text:p text:style-name="P78"/>
      <text:p text:style-name="P102"><text:span text:style-name="T328">इन</text:span><text:span text:style-name="T329"> सब तत्वों का वर्णन करने का उद्देश्य केवल यह बताना ही है कि </text:span><text:span text:style-name="T354">संसार</text:span><text:span text:style-name="T329"> के अतिरिक्त यह </text:span><text:span text:style-name="T351">क्षेत्र</text:span><text:span text:style-name="T329"> और कुछ नहीं है।</text:span><text:span text:style-name="T330"> श्री</text:span><text:span text:style-name="T331">कृष्ण</text:span><text:span text:style-name="T330"> ने पहले ही बता दिया है कि </text:span><text:span text:style-name="T355">क्षेत्रज्ञ</text:span><text:span text:style-name="T330"> ही ईश्वर हैं</text:span><text:span text:style-name="T332">; </text:span><text:span text:style-name="T356">क्षेत्रज्ञ</text:span><text:span text:style-name="T332"> ब्रह्म है</text:span><text:span text:style-name="T333">; </text:span><text:span text:style-name="T357">क्षेत्रज्ञ</text:span><text:span text:style-name="T333"> </text:span><text:span text:style-name="T357">निर्वाण</text:span><text:span text:style-name="T333"> का दूसरा नाम है</text:span><text:span text:style-name="T332">।</text:span><text:span text:style-name="T334"> जिस क्षण हम </text:span><text:span text:style-name="T358">क्षेत्रज्ञ</text:span><text:span text:style-name="T334"> का साक्षात्कार कर लेते हैं, उसी क्षण </text:span><text:span text:style-name="T358">क्षेत्र</text:span><text:span text:style-name="T359">ं</text:span><text:span text:style-name="T334"> गायब हो जाता है</text:span><text:span text:style-name="T335">, अर्थात, उसका अस्तित्व नहीं रहता</text:span><text:span text:style-name="T334">। </text:span><text:span text:style-name="T336">जब तक हम क्षेत्रं में फँसे रहते हैं, </text:span><text:span text:style-name="T334">तब तक</text:span><text:span text:style-name="T336"> हमें </text:span><text:span text:style-name="T360">क्षेत्रज्ञ</text:span><text:span text:style-name="T336"> का ज्ञान नहीं होगा—उस दिव्य तत्व का</text:span><text:span text:style-name="T337"> ज्ञान नहीं होगा जो हमारे भीतर ही छिपा हुआ है</text:span><text:span text:style-name="T336">।</text:span><text:span text:style-name="T338"> यही रहस्य है।</text:span><text:span text:style-name="T339"> जब हम </text:span><text:span text:style-name="T361">क्षेत्रं</text:span><text:span text:style-name="T339"> के परे जाकर क्षेत्रज्ञ का साक्षात्कार करेंगे, केवल तब </text:span><text:span text:style-name="T361">क्षेत्रं </text:span><text:span text:style-name="T339">हम पर से अपनी पकड़ छोड़ेगा।</text:span></text:p>
      <text:p text:style-name="P79"/>
      <text:p text:style-name="P102"><text:span text:style-name="T339">इस श्लोक के आगे,</text:span><text:span text:style-name="T340"> भगवान उस साधना का वर्णन करते हैं जिसके माध्यम से हम स्वयं को </text:span><text:span text:style-name="T362">क्षेत्रं</text:span><text:span text:style-name="T340"> की बिच्छू जैसी पकड़ से मुक्त कर सकेंगे—वह पकड़ जिसने हमें </text:span><text:span text:style-name="T362">जाग्रत</text:span><text:span text:style-name="T340">, </text:span><text:span text:style-name="T362">स्वप्न</text:span><text:span text:style-name="T340"> और </text:span><text:span text:style-name="T362">सुषुप्ति</text:span><text:span text:style-name="T340"> की तीन अवस्थाओं के सम्मोहन में बांध रखा है।</text:span><text:span text:style-name="T341"> किसी न किसी तरह हमें इनके परे जाना होगा। इसके लिए हमें अपने ऊपर से अहंकार की पकड़ को हटाना होगा।</text:span><text:span text:style-name="T342"> इसी उद्देश्य से विभिन्न दिव्य गुणों की गणना की जा रही है; ये हमारे मन को शुद्ध करेंगे और हमें आत्मसाक्षात्कार कराएंगे।</text:span></text:p>
      <text:p text:style-name="P80"/>
      <text:h text:style-name="P25" text:outline-level="3">१३<text:span text:style-name="T28">.</text:span><text:span text:style-name="T29">७</text:span></text:h>
      <text:p text:style-name="P28"><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0"/>
      <text:p text:style-name="P8"><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44"/>
      <text:p text:style-name="P93"><text:span text:style-name="T367">इस श्लोक से</text:span><text:span text:style-name="T368"> आगे</text:span><text:span text:style-name="T367">,</text:span><text:span text:style-name="T368"> भगवान </text:span><text:span text:style-name="T369">कुछ गुणों की चर्चा करते हैं, जो हमें विकसित करने चाहिए। ये गुण हमें धीरे-धीरे शुद्ध करके, हमें </text:span><text:span text:style-name="T411">क्षेत्र</text:span><text:span text:style-name="T412"> </text:span><text:span text:style-name="T344">(संसार) </text:span><text:span text:style-name="T369">की पकड़ से छूट कर </text:span><text:span text:style-name="T411">क्षेत्रज्ञ</text:span><text:span text:style-name="T370"> </text:span><text:span text:style-name="T363">(चैतन्य)</text:span><text:span text:style-name="T364"> </text:span><text:span text:style-name="T369">को जानने के योग्य बना देंगे।</text:span><text:span text:style-name="T371"> ये श्लोक साधकों के लिए अति उपकारी हैं।</text:span></text:p>
      <text:p text:style-name="P82"/>
      <text:p text:style-name="P94"><text:span text:style-name="T371">पहला</text:span><text:span text:style-name="T372"> गुण है </text:span><text:span text:style-name="T418">अमानित्वम्</text:span><text:span text:style-name="T372">—</text:span><text:span text:style-name="T373">विनम्रता।</text:span><text:span text:style-name="T374"> </text:span><text:span text:style-name="T413">मान </text:span><text:span text:style-name="T374">का अर्थ है स्वयं का बहुत महत्व मानना—‘मैं महान हूँ’, </text:span><text:span text:style-name="T366">‘</text:span><text:span text:style-name="T374">मैं फलाँ हूँ’।</text:span><text:span text:style-name="T375"> अपने आपको </text:span><text:span text:style-name="T374">बड़ा आदमी समझना</text:span><text:span text:style-name="T375"> ही मान है।</text:span><text:span text:style-name="T376"> यह मानव मन पर आक्रमण करने वाली सबसे पीड़ादायक त्रुटियों में से एक है। जो व्यक्ति अपने आपका बहुत मान समझता है, वह निश्चित ही जीवन में दुःख झेलेगा।</text:span><text:span text:style-name="T377"> </text:span><text:span text:style-name="T378">जब उसकी आत्म-छवि को चुनौती मिलती है, तो उसे अवश्य ठेस पहुँचती है।</text:span><text:span text:style-name="T379"> इस तरह मान </text:span><text:span text:style-name="T414">व्यक्ति</text:span><text:span text:style-name="T379"> को दुःख के साथ</text:span><text:span text:style-name="T380">, </text:span><text:span text:style-name="T415">क्षेत्र</text:span><text:span text:style-name="T380"> अथवा संसार के साथ</text:span><text:span text:style-name="T379"> ही बाँधे रखता है। इसलिए भगवा</text:span><text:span text:style-name="T380">न ने </text:span><text:span text:style-name="T419">अमानित्वम्</text:span><text:span text:style-name="T380"> को पहला स्थान दिया है।</text:span></text:p>
      <text:p text:style-name="P83"/>
      <text:p text:style-name="P95"><text:span text:style-name="T415">मान </text:span><text:span text:style-name="T380">जीवन में</text:span><text:span text:style-name="T367"> बहुत सी कठिनाइयाँ पैदा करता है, विशेषतः उन लोगों के लिए जो प्रसिद्ध बन जाते हैं।</text:span><text:span text:style-name="T381"> वे भीतर से इतने भारी महसूस करते हैं कि वे दुनिया में स्वतंत्रता से घूम-फ़िर भी नहीं सकते।</text:span><text:span text:style-name="T382"> प्रायः राजे, राजनेता, प्रसिद्ध धार्मिक नेता और मशहूर हस्तियां इस वायरस का शिकार हो जाते हैं।</text:span><text:span text:style-name="T383"> दूसरी ओर, एक विनम्र व्यक्ति सदैव स्वतंत्रता के साथ</text:span><text:span text:style-name="T384">, बिना अपनी स्थिति की चिंता किए</text:span><text:span text:style-name="T383"> घूम-फ़िर सकता है।</text:span><text:span text:style-name="T385"> नाचीज अथवा सामान्य मनुष्य होना ही शांति का सबसे सरल मार्ग है।</text:span><text:span text:style-name="T386"> मन की अद्भुत, स्वनिर्मित छवियाँ मात्र भ्रम हैं।</text:span><text:span text:style-name="T387"> स्वयं की कोई छवि न होना ही </text:span><text:span text:style-name="T420">अमानित्वम्</text:span><text:span text:style-name="T416"> </text:span><text:span text:style-name="T387">है।</text:span><text:span text:style-name="T388"> जिस व्यक्ति में यह गुण है, वह स्वयं को महत्वपूर्ण व्यक्ति नहीं समझता।</text:span><text:span text:style-name="T389"> वह निर्दोष रहता है और अपने को हल्का रखता है। ऐसा विनम्र व्यक्ति माया के जाल से आसानी से निकल जाता है। विष्णुसहस्रनाम में भगवान के दो नाम हैं,</text:span><text:span text:style-name="T417">अमानी मानदः</text:span><text:span text:style-name="T389">—विनम्र, सबका सम्मान करने वाला।</text:span><text:span text:style-name="T390"> साधक को ऐसा ही होना चाहिए।</text:span><text:span text:style-name="T391"> </text:span><text:soft-page-break/><text:span text:style-name="T391">उसे अपने आप पर गर्व नहीं करना चाहिए, और सबका सम्मान करना चाहिए।</text:span><text:span text:style-name="T392"> यह सम्मान दिखाई देने वाले शरीर या मन के लिए नहीं अपितु अंतर्यामी के लिए है।</text:span><text:span text:style-name="T393"> यही इस गुण का सार है।</text:span></text:p>
      <text:p text:style-name="P84"/>
      <text:h text:style-name="P103" text:outline-level="4"><text:span text:style-name="T511">अमानित्वम्—का</text:span><text:span text:style-name="T512">ंची के संत चंद्रशेखरेन्द्र स्वामी</text:span></text:h>
      <text:p text:style-name="P96"><text:span text:style-name="T394">का</text:span><text:span text:style-name="T395">ंचीपुरम् के </text:span><text:span text:style-name="T394">महान संत चंद्र</text:span><text:span text:style-name="T395">शेखरेन्द्र</text:span><text:span text:style-name="T396"> सरस्वती कई सालों तक कांची शंकराचार्य मठ के अधिपति रहे।</text:span><text:span text:style-name="T397"> मठ की परंपरा का पालन करते हुए, वे जब यात्रा पर जाते तो उनके साथ हाथिया</text:span><text:span text:style-name="T400">ं</text:span><text:span text:style-name="T397">, ऊँट, घोड़े</text:span><text:span text:style-name="T399">, </text:span><text:span text:style-name="T398">कई सहायक</text:span><text:span text:style-name="T399"> और अनुयायी</text:span><text:span text:style-name="T398"> भी चलते थे।</text:span><text:span text:style-name="T399">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00"> उन्होंने कभी वाहन का उपयोग नहीं किया, बल्कि पैदल चलना पसंद किया। कई वर्षों तक वे अवधूत की तरह रहे।</text:span><text:span text:style-name="T401"> इसे कहते हैं </text:span><text:span text:style-name="T421">अमानित्वम्</text:span><text:span text:style-name="T401">। भले ही व्यक्ति किसी महत्वपूर्ण पद पर हो,</text:span><text:span text:style-name="T402"> यदि वह </text:span><text:span text:style-name="T401">शांत, स्वतंत्र और हल्का</text:span><text:span text:style-name="T402"> रहना चाहता है, तो </text:span><text:span text:style-name="T401">अपना असली स्वरूप कभी भी न भूलना अति आवश्यक है।</text:span></text:p>
      <text:p text:style-name="P85"/>
      <text:p text:style-name="P97"><text:span text:style-name="T401">संत दत्तात्रेय की</text:span><text:span text:style-name="T403"> कथा श्रीमद्भागवत में है। एक बार वे स्वतंत्र भ्रमण करते हुए, लोगों</text:span><text:span text:style-name="T404"> पर </text:span><text:span text:style-name="T403">अपनी उपस्थिति से ही</text:span><text:span text:style-name="T405"> </text:span><text:span text:style-name="T403">अनुग्रह कर रहे थे।</text:span><text:span text:style-name="T406"> जब उन्होनें देखा कि लोगों को अपनी भावनाओं के बोझ के कारण भारी संघर्ष करना पड़ता है, तब उन्हें लगा, </text:span><text:span text:style-name="T365">‘</text:span><text:span text:style-name="T406">हाए, कितने बंधनों में हैं ये लोग। यहाँ तक कि धार्मिक लोग भी धर्मोपदेश और कल्पित आत्म-प्रशंसा के कारण बंधे हुए हैं<text:tab/>।’ </text:span><text:span text:style-name="T407">इस सोच के साथ वे एक गाँव के भीतर से गुज़र रहे थे।</text:span><text:span text:style-name="T408"> वहाँ उन्होनें देखा कि एक प्रसन्न बालक, अपने शरीर पर बिना कोई ध्यान दिए, नंगा दौड़ रहा है। उसकी हंसी </text:span><text:span text:style-name="T409">की ध्वनि एक कल-कल करती हुई नदी के समान प्रतीत हो रही थी</text:span><text:span text:style-name="T408">।</text:span><text:span text:style-name="T409"> संत ने गाया,</text:span></text:p>
      <text:p text:style-name="P86"/>
      <text:p text:style-name="P88">न मे मानापमानौ स्तो न चिन्ता गेहपुत्रिणाम्।</text:p>
      <text:p text:style-name="P98"><text:span text:style-name="T410">आत्मक्रीड आत्मरतिर्विचरामीह बालवत्॥</text:span><text:span text:style-name="T409"><text:tab/>श्री.भा.११.९.३</text:span></text:p>
      <text:p text:style-name="P90">मैं न तो मान-अपमान की चिंता करता हूँ, न ही मुझे घर-परिवार और बच्चों की चिंता है। मैं बालक की तरह केवल आत्मा में ही रमण और आनंद करता हुआ घूमता हूँ।</text:p>
      <text:p text:style-name="P87"/>
      <text:p text:style-name="P89">बच्चे वास्तव में गुरु हैं, जिनसे साधु को भी आनंद, स्वतंत्रता, विनम्रता का पाठ सीख सकते है।</text:p>
      <text:p text:style-name="P89"/>
      <text:p text:style-name="Standard_20_hindi_20_text">अगला<text:span text:style-name="T537"> है </text:span><text:span text:style-name="T453">अदम्भित्वम्</text:span><text:span text:style-name="T537">। दम्भ का</text:span><text:span text:style-name="T538"> अर्थ है घमण्ड।</text:span><text:span text:style-name="T539"> यह अहंकार का ही एक रूप है।</text:span><text:span text:style-name="T540"> सच्चे भक्त मे घमण्ड नहीं होता।</text:span><text:span text:style-name="T541"> वह विनयी और निष्कपट होता है।</text:span><text:span text:style-name="T542"> जब हृदय में भक्ति जागती है, तो </text:span><text:span text:style-name="T442">अमानित्वम्</text:span><text:span text:style-name="T542"> और </text:span><text:span text:style-name="T442">अदम्भित्वम् </text:span><text:span text:style-name="T542">खिल उठते हैं।</text:span><text:span text:style-name="T543">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544"> दम्भ कभी-कभी प्रसिद्धि और मान्यता की अत्यधिक इच्छा के रूप में भी प्रकट होता है।</text:span><text:span text:style-name="T545"> <text:s/>किसी व्यक्ति, विशेष कर आध्यात्मिक साधक के लिए यह सबसे ओछी इच्छाओं में से एक है।</text:span><text:span text:style-name="T546"> प्रायः लोग किसी व्यक्ति का मूल्यांकन उसकी प्रसिद्धि के आधार पर करते हैं।</text:span><text:span text:style-name="T547"> जो व्यक्ति प्रसिद्धि चाहता है, वह दूसरों को प्रोत्साहित करता है कि वे उसके बारे में <text:s/>प्रशंसाजनक बातें बोलें और लिखें।</text:span><text:span text:style-name="T548"> यह कुरुप अहंकार ही </text:span><text:span text:style-name="T443">दम्भ </text:span><text:span text:style-name="T548">है।</text:span><text:span text:style-name="T549"> इंटरनेट के इन दिनों में, विज्ञापित महिमा की महामारी बहुत</text:span><text:span text:style-name="T550"> फैल </text:span><text:span text:style-name="T549"><text:s/>गई है।</text:span><text:span text:style-name="T551"> संत जनता की नजर से दूर भागते हैं। वे कभी भी प्रसिद्धि की ओर नहीं जाते। जीवनमुक्त वही है जिसने अपने आप को माया के बंधन से छुड़ा लिया है।</text:span></text:p>
      <text:p text:style-name="P89"/>
      <text:p text:style-name="P89">अगला<text:span text:style-name="T552"> है </text:span><text:span text:style-name="T454">अहिंसा</text:span><text:span text:style-name="T502">—विचार, बातों या कर्म से किसी को भी, यहां तक ​​कि स्वयं को भी, चोट नहीं पहुंचाना।</text:span><text:span text:style-name="T503"> महाभारत में कहा गया है, </text:span><text:span text:style-name="T522">“</text:span><text:span text:style-name="T444">अहिंसा परमो धर्मः—अहिंसा</text:span><text:span text:style-name="T445"> </text:span><text:span text:style-name="T504">ही परम </text:span><text:span text:style-name="T445">धर्म</text:span><text:span text:style-name="T504"> है।</text:span><text:span text:style-name="T503">”</text:span></text:p>
      <text:p text:style-name="P91"/>
      <text:h text:style-name="Subsection_20_within_20_shloka" text:outline-level="4"><text:span text:style-name="T511">अहिंसा—गा</text:span><text:span text:style-name="T513">ँधी-जी और पठान</text:span></text:h>
      <text:p text:style-name="P12"><text:span text:style-name="T221">अहिंसा</text:span><text:span text:style-name="T108"> </text:span><text:span text:style-name="T109">पूर्ण निर्भयता है।</text:span><text:span text:style-name="T110"> केवल पूर्ण रूप से निर्भय व्यक्ति ही अहिंसा के योग्य होता है।</text:span><text:span text:style-name="T111"> गाँधीजी अहिंसा को बहुत महत्व देते थे। वे अहिंसा के पैगम्बर थे।</text:span><text:span text:style-name="T112"> इससे संबंधित एक अद्भुत घटना श्री एकनाथ ईश्वरन द्वारा वर्णित है। एक बार गाँधीजी उत्तर-पश्चिमी</text:span><text:span text:style-name="T113">-</text:span><text:span text:style-name="T112">सीमांत</text:span><text:span text:style-name="T113">-</text:span><text:span text:style-name="T112">प्रांत गए, जो खैबर दर्रे के पास ऊबड़-खाबड़ पहाड़ों के बीच स्थित है।</text:span><text:span text:style-name="T114"> स्थानीय लोग, पठान, अपने आक्रामक स्वभाव के लिए जाने जाते थे।</text:span><text:span text:style-name="T115"> ‘आँख के बदले आँख और दाँत के बदले दाँत’ उनकी जीवन</text:span><text:span text:style-name="T116">-</text:span><text:span text:style-name="T115">पद्धति थी।</text:span><text:span text:style-name="T117"> वे बहादुर और भयंकर योद्धा थे।</text:span><text:span text:style-name="T118"> जब लोगों को </text:span><text:soft-page-break/><text:span text:style-name="T118">पता चला कि गाँधीजी वहाँ का दौरा करना चाहते हैं, तो लोगों को उनकी सुरक्षा के बारे में चिंता हुई।</text:span><text:span text:style-name="T119"> कई लोगों ने उन्हे</text:span><text:span text:style-name="T120"> चेतावनी देते हुए</text:span><text:span text:style-name="T119"> कहा कि वहाँ के निवासी हिंसक स्वभाव</text:span><text:span text:style-name="T121"> के </text:span><text:span text:style-name="T119">हैं</text:span><text:span text:style-name="T122">।</text:span><text:span text:style-name="T123"> उनके मित्रों ने उन्हे यह कहकर हतोत्साहित करने के लिए उनसे कहा</text:span><text:span text:style-name="T130">, “</text:span><text:span text:style-name="T123">वहाँ जाकर क्या फ़ायदा? वे तो केवल लड़ना जानते हैं।” गाँधीजी ने उत्तर दिया, “मैं भी लड़ाकू हूँ। मैं उन्हें बिना हिंसा और भय के लड़ना सिखाना चाहता हूँ।</text:span><text:span text:style-name="T124">”</text:span></text:p>
      <text:p text:style-name="P64"/>
      <text:p text:style-name="P29"><text:span text:style-name="T125">जब गाँधीजी वहाँ पहुँचे, तो उस केवल धोती</text:span><text:span text:style-name="T126"> पहने हुए छोटी कद-काठी वाले आदमी को देखने</text:span><text:span text:style-name="T127">, </text:span><text:span text:style-name="T125">कंधों पर बन्दूक उठाए हुए पठानों का एक भयावह समूह</text:span><text:span text:style-name="T126"> जमा हो गई।</text:span><text:span text:style-name="T125"> गाँधीजी</text:span><text:span text:style-name="T128"> ने शांति से उन्हे पूछा, </text:span><text:span text:style-name="T129">“</text:span><text:span text:style-name="T128">क्या आप लोग भयभीत हैं? नहीं तो बन्दूकें उठाकर क्यों चल रहे हैं?”</text:span><text:span text:style-name="T130"> यह सुनकर वो लोग स्तब्ध रह गए, और गाँधीजी को बस देखते रह गए। उन</text:span><text:span text:style-name="T131"> लोगों से</text:span><text:span text:style-name="T130"> किसी ने कभी इस तरह बात करने की हिम्मत नहीं की थी।</text:span><text:span text:style-name="T132"> गाँधीजी ने आगे कहा, “मुझे कोई भय नहीं है। इसीलिए मैं निहत्था हूँ। </text:span><text:span text:style-name="T252">अहिंसा</text:span><text:span text:style-name="T132">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3">उनके नेतृत्व में पठान लोग गाँधीजी के प्रेम के मार्ग के सबसे साहसी अनुयायियों में से एक बन गये।</text:span></text:p>
      <text:p text:style-name="P65"/>
      <text:p text:style-name="P30"><text:span text:style-name="T240">क्षा</text:span><text:span text:style-name="T241">ंतिः</text:span><text:span text:style-name="T134">—सहनशक्ति;</text:span><text:span text:style-name="T135"> यह साधक के लिए अनिवार्य गुण है।</text:span><text:span text:style-name="T136"> नियति द्वारा लाए गए सभी पीड़ाओं और कष्टों को सुलझाने की एकमात्र शक्ति यही है।</text:span><text:span text:style-name="T137"> व्यक्ति को चाहिए कि भाग्य-वश जो कोई</text:span><text:span text:style-name="T139"> कष्ट</text:span><text:span text:style-name="T137"> उसके पास आता है, वह उसका</text:span><text:span text:style-name="T140"> </text:span><text:span text:style-name="T137">सहन करके,</text:span><text:span text:style-name="T138"> उसे निगल कर पचा</text:span><text:span text:style-name="T139"> डाले और उससे मुक्त हो</text:span><text:span text:style-name="T141"> जाए।</text:span><text:span text:style-name="T142"> सभी ऋषियों में यह गुण था; यह एक आभूषण की तरह था जो उन्हें सुशोभित करता था।</text:span><text:span text:style-name="T143"> यह गुण आत्मसाक्षात्कार के बाद भी बहुत सहायक होता है, क्योंकि शरीर-मन उसके बाद भी अपना स्वभाव बनाए रखते हैं।</text:span><text:span text:style-name="T144"> ज्ञानी महात्मा को भी</text:span><text:span text:style-name="T145">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66"/>
      <text:p text:style-name="P30"><text:span text:style-name="T242">आर्जवम्</text:span><text:span text:style-name="T145">—</text:span><text:span text:style-name="T146">ईमानदारी</text:span><text:span text:style-name="T147">, सरलता। भक्त के व्यवहार में दोगलापन या मिथ्याचार नहीं होता। एक प्रसिद्ध तमिल संत के गीत में कहा गया है कि </text:span><text:span text:style-name="T148">हमें ऐसे लोगों के साथ संगति नहीं करनी चाहिए जो कहते कुछ हैं लेकिन उनका मतलब कुछ और होता है—</text:span><text:span text:style-name="T253">उळ् ओण्डृ वैत्त् पुरम् ओण्डृ पेसुवार्</text:span><text:span text:style-name="T148">।</text:span></text:p>
      <text:p text:style-name="P67"/>
      <text:p text:style-name="P30"><text:span text:style-name="T148">अगला</text:span><text:span text:style-name="T149"> गुण है </text:span><text:span text:style-name="T243">आचर्योपासनम्</text:span><text:span text:style-name="T149">—इसका मतलब है आचार्य के समीप रहकर उनकी उपासना करन, उन्हे ईश्वर मानना।</text:span><text:span text:style-name="T150"> जब व्यक्ति में दिव्य गुण उत्पन्न होते हैं, तब वह एक प्रामाणिक आचार्य, अथवा उच्चतम कोटि के ऋषि के संपर्क में आता है।</text:span><text:span text:style-name="T151">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2"> ऐसी स्थिति में व्याकुल जीव प्रबुद्ध महात्मा को अपनी ओर खींच लाता है।</text:span><text:span text:style-name="T153"> भक्त सच्चे आचार्य को मिलकर उनसे शास्त्रों को सीख कर अपने में</text:span><text:span text:style-name="T154"> समा लेता</text:span><text:span text:style-name="T153"> है—</text:span><text:span text:style-name="T254">श्रुति</text:span><text:span text:style-name="T153">—और वह आचार्य की</text:span><text:span text:style-name="T154"> स्थिति को भी</text:span><text:span text:style-name="T155"> अपने भीतर</text:span><text:span text:style-name="T154"> सोख लेता है—</text:span><text:span text:style-name="T255">ब्रह्मनिष्ठा</text:span><text:span text:style-name="T154">—ब्रह्म में दृढ निवास।</text:span></text:p>
      <text:p text:style-name="P68"/>
      <text:h text:style-name="Subsection_20_within_20_shloka" text:outline-level="4"><text:span text:style-name="T511">सच्चा</text:span><text:span text:style-name="T514"> भक्त आचार्य-भक्त है</text:span></text:h>
      <text:p text:style-name="P31"><text:span text:style-name="T156">सच्चे</text:span><text:span text:style-name="T157"> भक्त में प्रायः आचार्य के प्रति भक्ति होती है।</text:span><text:span text:style-name="T158"> किसी ने महान </text:span><text:span text:style-name="T256">जीवनमुक्त,</text:span><text:span text:style-name="T285"> शृङ्गेरी के</text:span><text:span text:style-name="T256"> </text:span><text:span text:style-name="T285">स्वामी</text:span><text:span text:style-name="T286"> </text:span><text:span text:style-name="T158">चन्द्रशेखर भारती </text:span><text:span text:style-name="T159"><text:s/>को पूछा</text:span><text:span text:style-name="T160"> कि उनके इष्ट-देवता कौन हैं। ऐसा सोचा जाता था कि उनके इष्ट देवता महादेव शिव हैं।</text:span><text:span text:style-name="T161"> सबको आश्चर्यचकित करते हुए उन्होंने उत्तर दिया, “मेरे इष्ट-देवता मेरे आचार्य, मेरे गुरुनाथ, ब्रह्मविद् स्वामी नृसिंह भारती हैं।”</text:span><text:span text:style-name="T162"> महात्माओं का यही रहस्य है।</text:span></text:p>
      <text:p text:style-name="P69"/>
      <text:p text:style-name="P31"><text:span text:style-name="T163">महातेजस्वी </text:span><text:span text:style-name="T257">जीवनमुक्त</text:span><text:span text:style-name="T163"> भगवान श्री रमण महर्षि के लिए</text:span><text:span text:style-name="T164"> भी</text:span><text:span text:style-name="T163">, उनके गुरु और ईष्ट देवता, दोनो ही अरुणाचल शिव थे।</text:span><text:span text:style-name="T165"> महर्षि ने अपनी गुरु भक्ति एक गीत में अति आर्द्र भाव के साथ व्यक्त की है</text:span><text:span text:style-name="T166">, “हे अरुणाचल! मेरे गुरु के रूप में प्रकाशित हो</text:span><text:span text:style-name="T167">ं</text:span><text:span text:style-name="T166">। मुझे मुक्ति प्रदान करें। अज्ञान से उत्पन्न मेरे सभी दोषों को दूर करें और मुझे दिव्य पूर्णता तक पहुंचाएं।”</text:span><text:span text:style-name="T168"> (</text:span><text:span text:style-name="T258">अ.म.मा.१९</text:span><text:span text:style-name="T168">)</text:span><text:span text:style-name="T169">। महर्षि की </text:span><text:span text:style-name="T244">आचर्योपासनम्</text:span><text:span text:style-name="T169"> की बराबरी कोई नहीं कर सकता। ज्ञानोदय के पश्चात उन्होंने अरुणाचल पर्वत के तल पर अपना पूरा जीवन व्यतीत किया—चौवन वर्ष</text:span><text:span text:style-name="T170"> तक वे वहाँ से नहीं हिले!</text:span><text:span text:style-name="T171"> उनका जीवन गुरु के प्रति महानतम प्रेम की अभिव्यक्ति था।</text:span><text:span text:style-name="T172"> हर कोई देख सकता था कि उनके</text:span><text:span text:style-name="T173"> अस्तित्व में भी</text:span><text:span text:style-name="T174"> </text:span><text:span text:style-name="T173">अरुणाचल पर्वत की महान स्थिरता समा गई थी।</text:span></text:p>
      <text:p text:style-name="P105"/>
      <text:p text:style-name="P32"><text:span text:style-name="T173">आचार्य वो</text:span><text:span text:style-name="T176"> होते हैं, जिनके</text:span><text:span text:style-name="T173"> पास </text:span><text:span text:style-name="T259">श्रुति</text:span><text:span text:style-name="T260"> </text:span><text:span text:style-name="T287">अर्थात</text:span><text:span text:style-name="T176"> उपनिषदों</text:span><text:span text:style-name="T173"> की</text:span><text:span text:style-name="T175"> प्रामाणिक शिक्षा उपलब्ध होती है</text:span><text:span text:style-name="T176">, और जो पूर्ण रूप से आत्मा में स्थित</text:span><text:span text:style-name="T177">, </text:span><text:span text:style-name="T260">आत्मनिष्ठ</text:span><text:span text:style-name="T176"> होते हैं।</text:span><text:span text:style-name="T178"> वे स्वतंत्र होते हैं और हमें भी माया के जाल से मुक्त होने का रास्ता दिखते हैं।</text:span><text:span text:style-name="T179"> </text:span></text:p>
      <text:p text:style-name="P33"><text:soft-page-break/><text:span text:style-name="T179">हमें ऐसे आचार्य की पूजा और सेवा करनी चाहिए।</text:span><text:span text:style-name="T180"> परंतु यह सेवा आचार्य के लिए नहीं, अपितु साधक के लिए लाभदायक है।</text:span><text:span text:style-name="T182"> दो तरह के साधक हैं, जिनमें </text:span><text:span text:style-name="T181">स्पष्ट अंतर दे</text:span><text:span text:style-name="T182">ख जा सकता </text:span><text:span text:style-name="T181">है।</text:span><text:span text:style-name="T182"> पहले हैं वो</text:span><text:span text:style-name="T181"> साधक जिन्हो</text:span><text:span text:style-name="T182">ंने</text:span><text:span text:style-name="T181"> महात्माओं के साथ वास किया है, और</text:span><text:span text:style-name="T182"> दूसरे हैं वे</text:span><text:span text:style-name="T181"> जिन्होंने केवल महात्माओं के बारे में सुना है, परंतु</text:span><text:span text:style-name="T182"> उनके साथ कोई निकट संबंध नहीं‌ है</text:span><text:span text:style-name="T181">।</text:span><text:span text:style-name="T183"> महात्मा के साथ रहना, अग्नि के साथ रहने के समान है।</text:span><text:span text:style-name="T184"> यह अग्नि शरीर-मन के सारे मैल को जला कर भस्म कर देती है।</text:span></text:p>
      <text:p text:style-name="P106"/>
      <text:p text:style-name="P33"><text:span text:style-name="T184">अगला</text:span><text:span text:style-name="T185"> गुण है </text:span><text:span text:style-name="T245">शौचम्</text:span><text:span text:style-name="T185">—शुद्धता।</text:span><text:span text:style-name="T186"> </text:span><text:span text:style-name="T246">शौचम्</text:span><text:span text:style-name="T186"> आंतरिक तथा बाह्य शुद्धि को कहते हैं।</text:span><text:span text:style-name="T187"> शास्त्रों में कई शुद्धि क्रियाएं बताई गई हैं। जैसे नदी</text:span><text:span text:style-name="T188"> या तालाब में डुबकी लगाना, जिसे पवित्र माना गया है। </text:span><text:span text:style-name="T189">जब भी अवसर मिले, हमें महात्माओं और शास्त्रों के बताए गए सभी साधनों का उपयोग करके अपने आप को शुद्ध करना चाहिए।</text:span><text:span text:style-name="T190"> ये हुई बाहरी शुद्धि की बात।</text:span></text:p>
      <text:p text:style-name="P107"/>
      <text:p text:style-name="P33"><text:span text:style-name="T190">आ</text:span><text:span text:style-name="T191">ंतरिक शुद्धि का अर्थ है मन की शुद्धि।</text:span><text:span text:style-name="T192"> यह अति महत्वपूर्ण है।</text:span><text:span text:style-name="T193"> महाभारत में एक श्लोक है जो </text:span><text:span text:style-name="T261">स्नानं</text:span><text:span text:style-name="T193">—पवित्र स्नान—का अर्थ समझाती है। युधिष्ठिर कहते हैं, “</text:span><text:span text:style-name="T261">स्नानं</text:span><text:span text:style-name="T262"> मनोमल त्यागः</text:span><text:span text:style-name="T194">—मन के मैल को साफ़ करना ही सबसे शुद्ध स्नान है।”</text:span><text:span text:style-name="T195"> जब तक द्वैत भावनाएँ हैं वास्तविक शुद्धि स</text:span><text:span text:style-name="T196">ंभ</text:span><text:span text:style-name="T195">व नही है।</text:span><text:span text:style-name="T197"> वास्तविक शुद्धि वह स्थिति है जिसमें व्यक्ति सभी वस्तुओं और व्यक्तियों में दिव्य तत्व को ही देखता है—</text:span><text:span text:style-name="T263">अभेद-भाव</text:span><text:span text:style-name="T197">।</text:span></text:p>
      <text:p text:style-name="P108"/>
      <text:h text:style-name="Subsection_20_within_20_shloka" text:outline-level="4"><text:span text:style-name="T511">साधना</text:span><text:span text:style-name="T515"> में स्थिरता</text:span></text:h>
      <text:p text:style-name="P34"><text:span text:style-name="T247">स्थैर्यम्</text:span><text:span text:style-name="T156">—</text:span><text:span text:style-name="T198">स्थिरता</text:span><text:span text:style-name="T199"> अथवा साधना मे दृढता</text:span><text:span text:style-name="T198"> एक महत्वपूर्ण गुण है।</text:span><text:span text:style-name="T200"> कुछ साधक अपनी आध्यात्मिक साधना के फलों के पीछे भागते हैं।</text:span><text:span text:style-name="T201"> देखा गया है कि ध्यान का अभ्यास करने वाले कई लोग किसी </text:span><text:span text:style-name="T200">विशेष अनुभव का</text:span><text:span text:style-name="T201"> आनंद प्राप्त करने की इच्छा से ध्यान करते हैं।</text:span><text:span text:style-name="T202"> ध्यान का वास्तविक प्रयोजन यह नहीं है।</text:span><text:span text:style-name="T203"> इससे भी अधिक महत्वपूर्ण है, अपनी </text:span><text:span text:style-name="T264">साधना</text:span><text:span text:style-name="T203"> को जीवन भर जारी रखने की दृढ़ता।</text:span><text:span text:style-name="T204"> महर्षि पतञ्जलि कहते हैं</text:span><text:span text:style-name="T204"><text:note text:id="ftn0" text:note-class="footnote"><text:note-citation>४</text:note-citation><text:note-body><text:p text:style-name="P104"><text:s/><text:span text:style-name="T553">स तु दीर्घकालनैरन्तर्यसत्कारासेवितो दृढभूमिः।<text:tab/></text:span><text:span text:style-name="T554">यो.सू.१.१४</text:span></text:p></text:note-body></text:note></text:span><text:span text:style-name="T204">, “</text:span><text:span text:style-name="T265">साधना</text:span><text:span text:style-name="T204"> लंबे समय तक, निरंतर, हर दिन सही समय पर करना चाहिए।”</text:span></text:p>
      <text:p text:style-name="P34"><text:span text:style-name="T204"/></text:p>
      <text:p text:style-name="P34"><text:span text:style-name="T204">केरल के एक महा</text:span><text:span text:style-name="T205">तपस्वी संत सबके लिए निम्नलिखित साधना का उपदेश देते थे। वे कहते थे, </text:span><text:span text:style-name="T288">“हर दिन एक ही समय, एक ही स्थान पर बैठ कर, वही साधना किया करो। इससे तुम्हारा मन धीरे-धीरे उस</text:span><text:span text:style-name="T289"> आदत को</text:span><text:span text:style-name="T288"> आत्मसात कर लेगा।”</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6T11:07:07.213767978</dc:date>
    <meta:editing-duration>P2DT7H9M37S</meta:editing-duration>
    <meta:editing-cycles>658</meta:editing-cycles>
    <meta:generator>LibreOffice/7.3.7.2$Linux_X86_64 LibreOffice_project/30$Build-2</meta:generator>
    <meta:document-statistic meta:table-count="0" meta:image-count="0" meta:object-count="0" meta:page-count="11" meta:paragraph-count="106" meta:word-count="6606" meta:character-count="22173" meta:non-whitespace-character-count="15744"/>
  </office:meta>
</office:document-meta>
</file>